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3"/>
        <table:table-column table:style-name="co1" table:number-columns-repeated="9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office:value-type="float" office:value="0.0785389196495733" calcext:value-type="float">
            <text:p>0.0785389196</text:p>
          </table:table-cell>
          <table:table-cell table:style-name="ce4" office:value-type="float" office:value="0.260837904752658" calcext:value-type="float">
            <text:p>0.2608379048</text:p>
          </table:table-cell>
          <table:table-cell table:style-name="ce4" office:value-type="float" office:value="0.14702353201929" calcext:value-type="float">
            <text:p>0.1470235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2" office:value-type="float" office:value="0.0784664772334853" calcext:value-type="float">
            <text:p>0.0784664772</text:p>
          </table:table-cell>
          <table:table-cell table:style-name="ce2" office:value-type="float" office:value="0.259802255772934" calcext:value-type="float">
            <text:p>0.2598022558</text:p>
          </table:table-cell>
          <table:table-cell table:style-name="ce2" office:value-type="float" office:value="0.146595538164059" calcext:value-type="float">
            <text:p>0.146595538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2" office:value-type="float" office:value="0.0860470712940601" calcext:value-type="float">
            <text:p>0.0860470713</text:p>
          </table:table-cell>
          <table:table-cell table:style-name="ce2" office:value-type="float" office:value="0.25599948217551" calcext:value-type="float">
            <text:p>0.2559994822</text:p>
          </table:table-cell>
          <table:table-cell table:style-name="ce2" office:value-type="float" office:value="0.139174430424249" calcext:value-type="float">
            <text:p>0.139174430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office:value-type="float" office:value="0.0852197736113419" calcext:value-type="float">
            <text:p>0.0852197736</text:p>
          </table:table-cell>
          <table:table-cell table:style-name="ce4" office:value-type="float" office:value="0.272553683835785" calcext:value-type="float">
            <text:p>0.2725536838</text:p>
          </table:table-cell>
          <table:table-cell table:style-name="ce4" office:value-type="float" office:value="0.155415268680785" calcext:value-type="float">
            <text:p>0.155415268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0873472697523198" calcext:value-type="float">
            <text:p>0.0873472698</text:p>
          </table:table-cell>
          <table:table-cell table:style-name="ce4" office:value-type="float" office:value="0.275660630774957" calcext:value-type="float">
            <text:p>0.2756606308</text:p>
          </table:table-cell>
          <table:table-cell table:style-name="ce4" office:value-type="float" office:value="0.157967946317342" calcext:value-type="float">
            <text:p>0.157967946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4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5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4" office:value-type="float" office:value="0.161132043747086" calcext:value-type="float">
            <text:p>0.161132043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4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0988897145420006" calcext:value-type="float">
            <text:p>0.0988897145</text:p>
          </table:table-cell>
          <table:table-cell table:style-name="ce4" office:value-type="float" office:value="0.285256565852711" calcext:value-type="float">
            <text:p>0.2852565659</text:p>
          </table:table-cell>
          <table:table-cell table:style-name="ce4" office:value-type="float" office:value="0.158472367646722" calcext:value-type="float">
            <text:p>0.158472367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101021832108626" calcext:value-type="float">
            <text:p>0.1010218321</text:p>
          </table:table-cell>
          <table:table-cell table:style-name="ce4" office:value-type="float" office:value="0.288331148761267" calcext:value-type="float">
            <text:p>0.2883311488</text:p>
          </table:table-cell>
          <table:table-cell table:style-name="ce4" office:value-type="float" office:value="0.161468324633339" calcext:value-type="float">
            <text:p>0.161468324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4" office:value-type="float" office:value="0.163944574795748" calcext:value-type="float">
            <text:p>0.163944574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102382793030992" calcext:value-type="float">
            <text:p>0.102382793</text:p>
          </table:table-cell>
          <table:table-cell table:style-name="ce4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4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4" office:value-type="float" office:value="0.155392340438541" calcext:value-type="float">
            <text:p>0.155392340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4" office:value-type="float" office:value="0.110695111111883" calcext:value-type="float">
            <text:p>0.1106951111</text:p>
          </table:table-cell>
          <table:table-cell office:value-type="float" office:value="0.297020890981763" calcext:value-type="float">
            <text:p>0.297020891</text:p>
          </table:table-cell>
          <table:table-cell office:value-type="float" office:value="0.164403139640638" calcext:value-type="float">
            <text:p>0.164403139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8835008585197" calcext:value-type="float">
            <text:p>0.1088350086</text:p>
          </table:table-cell>
          <table:table-cell office:value-type="float" office:value="0.291972102205609" calcext:value-type="float">
            <text:p>0.2919721022</text:p>
          </table:table-cell>
          <table:table-cell office:value-type="float" office:value="0.16214852915326" calcext:value-type="float">
            <text:p>0.162148529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4" office:value-type="float" office:value="0.297571079502241" calcext:value-type="float">
            <text:p>0.2975710795</text:p>
          </table:table-cell>
          <table:table-cell table:style-name="ce4" office:value-type="float" office:value="0.164724135032061" calcext:value-type="float">
            <text:p>0.16472413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table:style-name="ce3" office:value-type="string" calcext:value-type="string">
            <text:p>0.10863467824719424</text:p>
          </table:table-cell>
          <table:table-cell office:value-type="float" office:value="0.286858585368222" calcext:value-type="float">
            <text:p>0.2868585854</text:p>
          </table:table-cell>
          <table:table-cell office:value-type="float" office:value="0.158418868414818" calcext:value-type="float">
            <text:p>0.158418868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30312541742" calcext:value-type="float">
            <text:p>0.1127303125</text:p>
          </table:table-cell>
          <table:table-cell office:value-type="float" office:value="0.298056539961487" calcext:value-type="float">
            <text:p>0.29805654</text:p>
          </table:table-cell>
          <table:table-cell office:value-type="float" office:value="0.165182699876952" calcext:value-type="float">
            <text:p>0.1651826999</text:p>
          </table:table-cell>
          <table:table-cell office:value-type="float" office:value="0.110637877357169" calcext:value-type="float">
            <text:p>0.1106378774</text:p>
          </table:table-cell>
          <table:table-cell office:value-type="float" office:value="0.292554654756703" calcext:value-type="float">
            <text:p>0.2925546548</text:p>
          </table:table-cell>
          <table:table-cell office:value-type="float" office:value="0.161667036066125" calcext:value-type="float">
            <text:p>0.16166703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0368302157347" calcext:value-type="float">
            <text:p>0.1103683022</text:p>
          </table:table-cell>
          <table:table-cell office:value-type="float" office:value="0.292036830266841" calcext:value-type="float">
            <text:p>0.2920368303</text:p>
          </table:table-cell>
          <table:table-cell office:value-type="float" office:value="0.161873390246326" calcext:value-type="float">
            <text:p>0.1618733902</text:p>
          </table:table-cell>
          <table:table-cell office:value-type="float" office:value="0.108737006713032" calcext:value-type="float">
            <text:p>0.1087370067</text:p>
          </table:table-cell>
          <table:table-cell office:value-type="float" office:value="0.286761493276373" calcext:value-type="float">
            <text:p>0.2867614933</text:p>
          </table:table-cell>
          <table:table-cell office:value-type="float" office:value="0.158373011930329" calcext:value-type="float">
            <text:p>0.158373011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4" office:value-type="float" office:value="0.112755259548567" calcext:value-type="float">
            <text:p>0.1127552595</text:p>
          </table:table-cell>
          <table:table-cell table:style-name="ce4" office:value-type="float" office:value="0.298088903992103" calcext:value-type="float">
            <text:p>0.298088904</text:p>
          </table:table-cell>
          <table:table-cell table:style-name="ce4" office:value-type="float" office:value="0.165327912077834" calcext:value-type="float">
            <text:p>0.1653279121</text:p>
          </table:table-cell>
          <table:table-cell table:style-name="ce4" office:value-type="float" office:value="0.110766276008079" calcext:value-type="float">
            <text:p>0.110766276</text:p>
          </table:table-cell>
          <table:table-cell table:style-name="ce4" office:value-type="float" office:value="0.292910659093483" calcext:value-type="float">
            <text:p>0.2929106591</text:p>
          </table:table-cell>
          <table:table-cell table:style-name="ce4" office:value-type="float" office:value="0.161781677277348" calcext:value-type="float">
            <text:p>0.161781677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0.114899727996727" calcext:value-type="float">
            <text:p>0.114899728</text:p>
          </table:table-cell>
          <table:table-cell office:value-type="float" office:value="0.30490153243685" calcext:value-type="float">
            <text:p>0.3049015324</text:p>
          </table:table-cell>
          <table:table-cell office:value-type="float" office:value="0.170738977247541" calcext:value-type="float">
            <text:p>0.1707389772</text:p>
          </table:table-cell>
          <table:table-cell office:value-type="float" office:value="0.113471095183003" calcext:value-type="float">
            <text:p>0.1134710952</text:p>
          </table:table-cell>
          <table:table-cell office:value-type="float" office:value="0.30177840348237" calcext:value-type="float">
            <text:p>0.3017784035</text:p>
          </table:table-cell>
          <table:table-cell office:value-type="float" office:value="0.168988788089542" calcext:value-type="float">
            <text:p>0.16898878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8908619527" calcext:value-type="float">
            <text:p>0.1170289086</text:p>
          </table:table-cell>
          <table:table-cell table:style-name="ce4" office:value-type="float" office:value="0.309788501059922" calcext:value-type="float">
            <text:p>0.3097885011</text:p>
          </table:table-cell>
          <table:table-cell office:value-type="float" office:value="0.173551508296202" calcext:value-type="float">
            <text:p>0.1735515083</text:p>
          </table:table-cell>
          <table:table-cell office:value-type="float" office:value="0.115769466273316" calcext:value-type="float">
            <text:p>0.1157694663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71304540556239" calcext:value-type="float">
            <text:p>0.171304540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852845868231" calcext:value-type="float">
            <text:p>0.1148528459</text:p>
          </table:table-cell>
          <table:table-cell office:value-type="float" office:value="0.304982442513391" calcext:value-type="float">
            <text:p>0.3049824425</text:p>
          </table:table-cell>
          <table:table-cell office:value-type="float" office:value="0.170853618458764" calcext:value-type="float">
            <text:p>0.1708536185</text:p>
          </table:table-cell>
          <table:table-cell office:value-type="float" office:value="0.113418930526798" calcext:value-type="float">
            <text:p>0.1134189305</text:p>
          </table:table-cell>
          <table:table-cell office:value-type="float" office:value="0.301228214961891" calcext:value-type="float">
            <text:p>0.301228215</text:p>
          </table:table-cell>
          <table:table-cell office:value-type="float" office:value="0.16863722170846" calcext:value-type="float">
            <text:p>0.168637221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4" office:value-type="float" office:value="0.115865863845649" calcext:value-type="float">
            <text:p>0.1158658638</text:p>
          </table:table-cell>
          <table:table-cell table:style-name="ce4" office:value-type="float" office:value="0.306697736136058" calcext:value-type="float">
            <text:p>0.3066977361</text:p>
          </table:table-cell>
          <table:table-cell table:style-name="ce4" office:value-type="float" office:value="0.171671392432152" calcext:value-type="float">
            <text:p>0.171671392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4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4" office:value-type="float" office:value="0.173574436538447" calcext:value-type="float">
            <text:p>0.173574436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2270569105034" calcext:value-type="float">
            <text:p>0.0952270569</text:p>
          </table:table-cell>
          <table:table-cell office:value-type="float" office:value="0.251533245950451" calcext:value-type="float">
            <text:p>0.251533246</text:p>
          </table:table-cell>
          <table:table-cell office:value-type="float" office:value="0.135177273526287" calcext:value-type="float">
            <text:p>0.135177273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ain running on Kurt‘s machine (second)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305645905141026" calcext:value-type="float">
            <text:p>0.3056459051</text:p>
          </table:table-cell>
          <table:table-cell office:value-type="float" office:value="0.171075258133794" calcext:value-type="float">
            <text:p>0.1710752581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300241112028092" calcext:value-type="float">
            <text:p>0.300241112</text:p>
          </table:table-cell>
          <table:table-cell office:value-type="float" office:value="0.167995230925613" calcext:value-type="float">
            <text:p>0.167995230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452137836817" calcext:value-type="float">
            <text:p>0.1184521378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7502090805688" calcext:value-type="float">
            <text:p>0.1175020908</text:p>
          </table:table-cell>
          <table:table-cell table:style-name="ce4" office:value-type="float" office:value="0.310824150039646" calcext:value-type="float">
            <text:p>0.31082415</text:p>
          </table:table-cell>
          <table:table-cell table:style-name="ce4" office:value-type="float" office:value="0.174109428857486" calcext:value-type="float">
            <text:p>0.174109428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306309367768662" calcext:value-type="float">
            <text:p>0.3063093678</text:p>
          </table:table-cell>
          <table:table-cell table:style-name="ce4" office:value-type="float" office:value="0.171220470334676" calcext:value-type="float">
            <text:p>0.171220470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5860924956189" calcext:value-type="float">
            <text:p>0.115860925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5215930762675" calcext:value-type="float">
            <text:p>0.1152159308</text:p>
          </table:table-cell>
          <table:table-cell office:value-type="float" office:value="0.305306082819554" calcext:value-type="float">
            <text:p>0.3053060828</text:p>
          </table:table-cell>
          <table:table-cell office:value-type="float" office:value="0.170845975711349" calcext:value-type="float">
            <text:p>0.1708459757</text:p>
          </table:table-cell>
          <table:table-cell office:value-type="float" office:value="0.113291260133" calcext:value-type="float">
            <text:p>0.1132912601</text:p>
          </table:table-cell>
          <table:table-cell office:value-type="float" office:value="0.299966017767853" calcext:value-type="float">
            <text:p>0.2999660178</text:p>
          </table:table-cell>
          <table:table-cell office:value-type="float" office:value="0.167865304219561" calcext:value-type="float">
            <text:p>0.1678653042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8457928913835" calcext:value-type="float">
            <text:p>0.1184579289</text:p>
          </table:table-cell>
          <table:table-cell table:style-name="ce4" office:value-type="float" office:value="0.314157645193132" calcext:value-type="float">
            <text:p>0.3141576452</text:p>
          </table:table-cell>
          <table:table-cell table:style-name="ce4" office:value-type="float" office:value="0.176471037808671" calcext:value-type="float">
            <text:p>0.1764710378</text:p>
          </table:table-cell>
          <table:table-cell table:style-name="ce4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4" office:value-type="float" office:value="0.11607412318666" calcext:value-type="float">
            <text:p>0.1160741232</text:p>
          </table:table-cell>
          <table:table-cell table:style-name="ce4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4" office:value-type="float" office:value="0.108861801283975" calcext:value-type="float">
            <text:p>0.1088618013</text:p>
          </table:table-cell>
          <table:table-cell table:style-name="ce4" office:value-type="float" office:value="0.306989012411606" calcext:value-type="float">
            <text:p>0.3069890124</text:p>
          </table:table-cell>
          <table:table-cell table:style-name="ce4" office:value-type="float" office:value="0.170089343717279" calcext:value-type="float">
            <text:p>0.170089343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office:value-type="float" office:value="0.112077333668826" calcext:value-type="float">
            <text:p>0.1120773337</text:p>
          </table:table-cell>
          <table:table-cell office:value-type="float" office:value="0.292538472741395" calcext:value-type="float">
            <text:p>0.2925384727</text:p>
          </table:table-cell>
          <table:table-cell office:value-type="float" office:value="0.162759948946447" calcext:value-type="float">
            <text:p>0.162759948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75884657001" calcext:value-type="float">
            <text:p>0.1127758847</text:p>
          </table:table-cell>
          <table:table-cell office:value-type="float" office:value="0.294399404501837" calcext:value-type="float">
            <text:p>0.2943994045</text:p>
          </table:table-cell>
          <table:table-cell office:value-type="float" office:value="0.16333315500256" calcext:value-type="float">
            <text:p>0.16333315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1972600238962" calcext:value-type="float">
            <text:p>0.1119726002</text:p>
          </table:table-cell>
          <table:table-cell office:value-type="float" office:value="0.292263378481156" calcext:value-type="float">
            <text:p>0.2922633785</text:p>
          </table:table-cell>
          <table:table-cell office:value-type="float" office:value="0.16265295048264" calcext:value-type="float">
            <text:p>0.162652950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4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4" office:value-type="float" office:value="0.294658316746768" calcext:value-type="float">
            <text:p>0.2946583167</text:p>
          </table:table-cell>
          <table:table-cell table:style-name="ce4" office:value-type="float" office:value="0.163524223687931" calcext:value-type="float">
            <text:p>0.163524223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857159973628131" calcext:value-type="float">
            <text:p>0.0857159974</text:p>
          </table:table-cell>
          <table:table-cell office:value-type="float" office:value="0.223570723497904" calcext:value-type="float">
            <text:p>0.2235707235</text:p>
          </table:table-cell>
          <table:table-cell office:value-type="float" office:value="0.116888178962573" calcext:value-type="float">
            <text:p>0.11688817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office:value-type="float" office:value="0.11238093672743" calcext:value-type="float">
            <text:p>0.1123809367</text:p>
          </table:table-cell>
          <table:table-cell office:value-type="float" office:value="0.293752123889509" calcext:value-type="float">
            <text:p>0.2937521239</text:p>
          </table:table-cell>
          <table:table-cell office:value-type="float" office:value="0.163539509182761" calcext:value-type="float">
            <text:p>0.163539509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3426983821872" calcext:value-type="float">
            <text:p>0.1134269838</text:p>
          </table:table-cell>
          <table:table-cell office:value-type="float" office:value="0.296697250675599" calcext:value-type="float">
            <text:p>0.2966972507</text:p>
          </table:table-cell>
          <table:table-cell office:value-type="float" office:value="0.164464281619957" calcext:value-type="float">
            <text:p>0.16446428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2319682335674" calcext:value-type="float">
            <text:p>0.1123196823</text:p>
          </table:table-cell>
          <table:table-cell office:value-type="float" office:value="0.293865397996666" calcext:value-type="float">
            <text:p>0.293865398</text:p>
          </table:table-cell>
          <table:table-cell office:value-type="float" office:value="0.163486009950857" calcext:value-type="float">
            <text:p>0.1634860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4" office:value-type="float" office:value="0.113457668426024" calcext:value-type="float">
            <text:p>0.1134576684</text:p>
          </table:table-cell>
          <table:table-cell table:style-name="ce4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4" office:value-type="float" office:value="0.164487209862201" calcext:value-type="float">
            <text:p>0.164487209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32018560378908" calcext:value-type="float">
            <text:p>0.083201856</text:p>
          </table:table-cell>
          <table:table-cell office:value-type="float" office:value="0.218295386507436" calcext:value-type="float">
            <text:p>0.2182953865</text:p>
          </table:table-cell>
          <table:table-cell office:value-type="float" office:value="0.113922792965615" calcext:value-type="float">
            <text:p>0.11392279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train running on Kurt‘s machine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train running on Kurt‘s machine (third)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0"/>
        </table:table-row>
        <table:table-row table:style-name="ro1" table:number-rows-repeated="104837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temp iter featu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</text:p>
          </table:table-cell>
          <table:table-cell office:value-type="string" calcext:value-type="string">
            <text:p>200 features</text:p>
          </table:table-cell>
          <table:table-cell office:value-type="string" calcext:value-type="string">
            <text:p>300 features</text:p>
          </table:table-cell>
          <table:table-cell office:value-type="string" calcext:value-type="string">
            <text:p>400 features</text:p>
          </table:table-cell>
          <table:table-cell office:value-type="string" calcext:value-type="string">
            <text:p>500 features</text:p>
          </table:table-cell>
          <table:table-cell office:value-type="string" calcext:value-type="string">
            <text:p>600 featur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0554989781" calcext:value-type="float">
            <text:p>0.0554989781</text:p>
          </table:table-cell>
          <table:table-cell office:value-type="float" office:value="0.0546233093467743" calcext:value-type="float">
            <text:p>0.05462330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9292630711802378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1155089337271" calcext:value-type="float">
            <text:p>0.1155089337</text:p>
          </table:table-cell>
          <table:table-cell office:value-type="float" office:value="0.0974924193441983" calcext:value-type="float">
            <text:p>0.097492419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/>
          <table:table-cell office:value-type="float" office:value="0.102409318673021" calcext:value-type="float">
            <text:p>0.1024093187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840464299097611" calcext:value-type="float">
            <text:p>0.084046429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862391674407414" calcext:value-type="float">
            <text:p>0.0862391674</text:p>
          </table:table-cell>
          <table:table-cell table:number-columns-repeated="5"/>
        </table:table-row>
      </table:table>
      <table:table table:name="neg weigh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res</text:p>
          </table:table-cell>
          <table:table-cell office:value-type="string" calcext:value-type="string">
            <text:p>MAP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table:number-columns-repeated="2"/>
        </table:table-row>
      </table:table>
      <table:table table:name="AdaBoost mode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es</text:p>
          </table:table-cell>
          <table:table-cell office:value-type="string" calcext:value-type="string">
            <text:p>MAP 300 feat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6" office:value-type="float" office:value="0.11607412318666" calcext:value-type="float">
            <text:p>0.1160741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0.110766276008079" calcext:value-type="float">
            <text:p>0.110766276</text:p>
          </table:table-cell>
          <table:table-cell table:style-name="ce6" office:value-type="float" office:value="0.115865863845649" calcext:value-type="float">
            <text:p>0.1158658638</text:p>
          </table:table-cell>
          <table:table-cell table:style-name="ce6" office:value-type="float" office:value="0.117631625186879" calcext:value-type="float">
            <text:p>0.1176316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6" office:value-type="float" office:value="0.118457928913835" calcext:value-type="float">
            <text:p>0.1184579289</text:p>
          </table:table-cell>
        </table:table-row>
      </table:table>
      <table:table table:name="Tabelle12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7:54:04.3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2T18:19:02.392000000</dc:date>
    <meta:editing-duration>P3DT5H38M27S</meta:editing-duration>
    <meta:editing-cycles>272</meta:editing-cycles>
    <meta:generator>LibreOffice/5.1.6.2$Windows_x86 LibreOffice_project/07ac168c60a517dba0f0d7bc7540f5afa45f0909</meta:generator>
    <meta:document-statistic meta:table-count="12" meta:cell-count="2588" meta:object-count="0"/>
  </office:meta>
</office:document-meta>
</file>